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F" fo:font-size="18pt" style:letter-kerning="true" style:language-complex="en" style:country-complex="US" style:font-name-asian="F" style:font-name-complex="Alvi Nastaleeq" style:font-size-asian="18pt" style:font-size-complex="18pt"/>
    </style:style>
    <style:style style:name="T2" style:family="text">
      <style:text-properties style:font-name="F" fo:font-size="18pt" style:letter-kerning="true" style:language-complex="en" style:country-complex="US" style:font-name-asian="F" style:font-name-complex="Alvi Nastaleeq" style:font-size-asian="18pt" style:font-size-complex="18pt" style:use-window-font-color="true" fo:language="ar" fo:country="SA" style:language-asian="zh" style:country-asian="CN"/>
    </style:style>
    <style:style style:name="T3" style:family="text">
      <style:text-properties style:use-window-font-color="true" fo:language="ar" fo:country="SA" style:language-asian="zh" style:country-asian="CN" style:font-name="F" fo:font-size="18pt" style:letter-kerning="true" style:language-complex="en" style:country-complex="US" style:font-name-asian="F" style:font-name-complex="Alvi Nastaleeq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span text:style-name="T1">حق کے باتوں سے ہیں انجان، بڑے بھولے ہیں</text:span></text:p>
            <text:p><text:span text:style-name="T1">میری بستی کے مسلمان بڑے بھولے ہیں</text:span></text:p>
          </table:table-cell>
        </table:table-row>
        <table:table-row table:style-name="ro1">
          <table:table-cell office:value-type="string" calcext:value-type="string">
            <text:p><text:span text:style-name="T1">ہیں تبرّے سے پریشان، بڑے بھولے ہیں</text:span></text:p>
            <text:p><text:span text:style-name="T1">لعنتیں کیوں نہ ہوں قربان، بڑے بھولے ہیں</text:span></text:p>
          </table:table-cell>
        </table:table-row>
        <table:table-row table:style-name="ro1">
          <table:table-cell office:value-type="string" calcext:value-type="string">
            <text:p><text:span text:style-name="T1">گھر سے نکلے تھے </text:span><text:span text:style-name="T2">خریداريئے</text:span><text:span text:style-name="T1"> جنت کے لیے</text:span></text:p>
            <text:p><text:span text:style-name="T1">بیچ کر آ گئے ایمان، بڑے بھولے ہیں</text:span></text:p>
          </table:table-cell>
        </table:table-row>
        <table:table-row table:style-name="ro1">
          <table:table-cell office:value-type="string" calcext:value-type="string">
            <text:p><text:span text:style-name="T1">روز پڑھتے ہیں مگر غور نہیں کر پاتے</text:span></text:p>
            <text:p><text:span text:style-name="T1">آج کے حافظِ قرآن بڑے بھولے ہیں</text:span></text:p>
          </table:table-cell>
        </table:table-row>
        <table:table-row table:style-name="ro1">
          <table:table-cell office:value-type="string" calcext:value-type="string">
            <text:p><text:span text:style-name="T1">اے خدیجہؑ تیرے ٹکڑوں پہ یہ پلنے والے</text:span></text:p>
            <text:p><text:span text:style-name="T1">ارے بھول بیٹھے تیرے احسان، بڑے بھولے ہیں</text:span></text:p>
          </table:table-cell>
        </table:table-row>
        <table:table-row table:style-name="ro1">
          <table:table-cell office:value-type="string" calcext:value-type="string">
            <text:p><text:span text:style-name="T1">ان کو عاشور کے فاقے سے نہیں ربط کوئی</text:span></text:p>
            <text:p><text:span text:style-name="T1">نام ہے مولوی رمضان، بڑے بھولے ہیں</text:span></text:p>
          </table:table-cell>
        </table:table-row>
        <table:table-row table:style-name="ro1">
          <table:table-cell office:value-type="string" calcext:value-type="string">
            <text:p><text:span text:style-name="T1">بغضِ حیدر میں سوئے نار چلے جاتے ہیں</text:span></text:p>
            <text:p><text:span text:style-name="T1">ہائے بے چارے مسلمان، بڑے بھولے ہیں</text:span></text:p>
          </table:table-cell>
        </table:table-row>
        <table:table-row table:style-name="ro1">
          <table:table-cell office:value-type="string" calcext:value-type="string">
            <text:p><text:span text:style-name="T1">میں لکھوں </text:span><text:span text:style-name="T2">اِن</text:span><text:span text:style-name="T1"> کا تعارف، یہ میرے بس میں کہاں</text:span></text:p>
            <text:p><text:span text:style-name="T3">اِن</text:span><text:span text:style-name="T1"> کی ہے بس یہ پہچان، بڑے بھولے ہیں</text:span></text:p>
          </table:table-cell>
        </table:table-row>
        <table:table-row table:style-name="ro1">
          <table:table-cell office:value-type="string" calcext:value-type="string">
            <text:p><text:span text:style-name="T1">گھر میں خالق کے سقیفہ کے خلیفہ کی طرح</text:span></text:p>
            <text:p><text:span text:style-name="T1">یہ تراشے ہوئے بھگوان، بڑے بھولے ہیں</text:span></text:p>
          </table:table-cell>
        </table:table-row>
        <table:table-row table:style-name="ro1">
          <table:table-cell office:value-type="string" calcext:value-type="string">
            <text:p><text:span text:style-name="T1">نرغۂ کفر میں محبوبِ خدا کو تنہا</text:span></text:p>
            <text:p><text:span text:style-name="T1">چھوڑ آئے سرِ میدان، بڑے بھولے ہیں</text:span></text:p>
          </table:table-cell>
        </table:table-row>
        <table:table-row table:style-name="ro1">
          <table:table-cell office:value-type="string" calcext:value-type="string">
            <text:p><text:span text:style-name="T1">کر کے بیٹھے ہیں غمِ شاہِ </text:span><text:span text:style-name="T2">ہُدیٰ</text:span><text:span text:style-name="T1"> کا سودا</text:span></text:p>
            <text:p><text:span text:style-name="T1">ارے قوم و ملت کے نگہبان، بڑے بھولے ہیں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7:42:02.109513400</meta:creation-date>
    <dc:date>2026-01-21T17:46:35.959844700</dc:date>
    <meta:editing-duration>PT4M34S</meta:editing-duration>
    <meta:editing-cycles>1</meta:editing-cycles>
    <meta:document-statistic meta:table-count="1" meta:cell-count="11" meta:object-count="0"/>
    <meta:generator>LibreOffice/25.8.4.2$Windows_X86_64 LibreOffice_project/290daaa01b999472f0c7a3890eb6a550fd74c6df</meta:generator>
  </office:meta>
</office:document-meta>
</file>